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77bd"/>
    </style:style>
    <style:style style:name="T1" style:family="text">
      <style:text-properties officeooo:rsid="000c7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the Gaussian Distribution empirical formula:</text:p>
      <text:p text:style-name="P1"><text:span text:style-name="T1">Ans : </text:span>The empirical formula for the Gaussian distribution, also known as the normal distribution, is given by:</text:p>
      <text:p text:style-name="Standard">\[ f(x) = \frac{1}{\sigma \sqrt{2\pi}} e^{-\frac{(x - \mu)^2}{2\sigma^2}} \]</text:p>
      <text:p text:style-name="Standard">where \( f(x) \) is the probability density function, \( \mu \) is the mean, \( \sigma \) is the standard deviation, and \( x \) represents the value in the dataset. This formula describes the bell-shaped curve of the normal distribution, where data is symmetrically distributed around the mean.</text:p>
      <text:p text:style-name="Standard"/>
      <text:p text:style-name="P1">2. What is the Z-score, and why is it important?</text:p>
      <text:p text:style-name="P1"><text:s/><text:span text:style-name="T1">Ans : </text:span>A Z-score, or standard score, indicates how many standard deviations a data point is from the mean of the dataset. It is calculated using the formula:</text:p>
      <text:p text:style-name="Standard">\[ Z = \frac{(X - \mu)}{\sigma} \]</text:p>
      <text:p text:style-name="Standard">where \( X \) is the value, \( \mu \) is the mean, and \( \sigma \) is the standard deviation. Z-scores are important because they allow comparison between different datasets, standardize scores, and identify outliers.</text:p>
      <text:p text:style-name="Standard"/>
      <text:p text:style-name="P1">3. What is an outlier, exactly?</text:p>
      <text:p text:style-name="P1"><text:span text:style-name="T1">Ans : </text:span>An outlier is a data point that differs significantly from other observations in a dataset. It can be much higher or lower than the rest of the data, indicating a possible anomaly, error, or a different population. Outliers can affect statistical analyses by skewing results and leading to misleading conclusions.</text:p>
      <text:p text:style-name="Standard"/>
      <text:p text:style-name="P1">4. What are our options for dealing with outliers in our dataset?</text:p>
      <text:p text:style-name="P1"><text:s/><text:span text:style-name="T1">Ans : </text:span>Options for dealing with outliers include:</text:p>
      <text:p text:style-name="Standard"><text:s text:c="3"/>- Removing the outlier: If it's determined to be an error or irrelevant.</text:p>
      <text:p text:style-name="Standard"><text:s text:c="3"/>- Transforming data: Using techniques like log transformation to reduce the effect of outliers.</text:p>
      <text:p text:style-name="Standard"><text:s text:c="3"/>- Imputing values: Replacing outliers with a central value like the mean or median.</text:p>
      <text:p text:style-name="Standard"><text:s text:c="3"/>- Using robust statistical methods: Such as median absolute deviation or robust regression that are less affected by outliers.</text:p>
      <text:p text:style-name="Standard"/>
      <text:p text:style-name="P1">5. Write the sample and population variances equations and explain Bessel's Correction:</text:p>
      <text:p text:style-name="P1"><text:span text:style-name="T1">Ans : </text:span>The population variance (\( \sigma^2 \)) is calculated using:</text:p>
      <text:p text:style-name="Standard">\[ \sigma^2 = \frac{\sum (X_i - \mu)^2}{N} \]</text:p>
      <text:p text:style-name="Standard">where \( X_i \) is each data point, \( \mu \) is the mean, and \( N \) is the total number of data points in the population. The sample variance (\( s^2 \)) is calculated using:</text:p>
      <text:p text:style-name="Standard">\[ s^2 = \frac{\sum (X_i - \bar{X})^2}{n - 1} \]</text:p>
      <text:p text:style-name="Standard">where \( \bar{X} \) is the sample mean, and \( n \) is the number of data points in the sample. Bessel's correction involves dividing by \( n - 1 \) instead of \( n \) to correct the bias in the estimation of the population variance from a sample. This adjustment ensures that the sample variance provides an unbiased estimate of the population varia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9:16:17.107585360</meta:creation-date>
    <dc:date>2024-07-16T19:19:06.369321240</dc:date>
    <meta:editing-duration>PT2M50S</meta:editing-duration>
    <meta:editing-cycles>1</meta:editing-cycles>
    <meta:document-statistic meta:table-count="0" meta:image-count="0" meta:object-count="0" meta:page-count="1" meta:paragraph-count="22" meta:word-count="446" meta:character-count="2621" meta:non-whitespace-character-count="2183"/>
    <meta:generator>LibreOffice/7.3.7.2$Linux_X86_64 LibreOffice_project/30$Build-2</meta:generator>
  </office:meta>
</office:document-meta>
</file>